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6fa7"/>
    </style:style>
    <style:style style:name="P2" style:family="paragraph" style:parent-style-name="Standard">
      <style:text-properties officeooo:paragraph-rsid="000f0bec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paragraph-rsid="000f0bec"/>
    </style:style>
    <style:style style:name="P5" style:family="paragraph" style:parent-style-name="Standard">
      <style:paragraph-properties fo:break-before="page"/>
      <style:text-properties officeooo:paragraph-rsid="00109f1f"/>
    </style:style>
    <style:style style:name="P6" style:family="paragraph" style:parent-style-name="Standard">
      <style:paragraph-properties fo:break-before="page"/>
      <style:text-properties officeooo:paragraph-rsid="0012264b"/>
    </style:style>
    <style:style style:name="P7" style:family="paragraph" style:parent-style-name="Standard">
      <style:text-properties officeooo:paragraph-rsid="001226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9d1d" style:font-weight-asian="bold" style:font-weight-complex="bold"/>
    </style:style>
    <style:style style:name="T3" style:family="text">
      <style:text-properties fo:font-weight="bold" officeooo:rsid="000f0bec" style:font-weight-asian="bold" style:font-weight-complex="bold"/>
    </style:style>
    <style:style style:name="T4" style:family="text">
      <style:text-properties officeooo:rsid="0004dfd3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053570"/>
    </style:style>
    <style:style style:name="T7" style:family="text">
      <style:text-properties officeooo:rsid="0007b0b6"/>
    </style:style>
    <style:style style:name="T8" style:family="text">
      <style:text-properties style:font-name="Courier New"/>
    </style:style>
    <style:style style:name="T9" style:family="text">
      <style:text-properties style:font-name="Courier New" officeooo:rsid="0007b0b6"/>
    </style:style>
    <style:style style:name="T10" style:family="text">
      <style:text-properties style:font-name="Courier New" officeooo:rsid="000a468b"/>
    </style:style>
    <style:style style:name="T11" style:family="text">
      <style:text-properties style:font-name="Courier New" officeooo:rsid="000c25f9"/>
    </style:style>
    <style:style style:name="T12" style:family="text">
      <style:text-properties style:font-name="Courier New" fo:font-style="normal" officeooo:rsid="000a468b" style:font-style-asian="normal" style:font-style-complex="normal"/>
    </style:style>
    <style:style style:name="T13" style:family="text">
      <style:text-properties style:font-name="Courier New" officeooo:rsid="0012264b"/>
    </style:style>
    <style:style style:name="T14" style:family="text">
      <style:text-properties officeooo:rsid="000875e9"/>
    </style:style>
    <style:style style:name="T15" style:family="text">
      <style:text-properties officeooo:rsid="000a468b"/>
    </style:style>
    <style:style style:name="T16" style:family="text">
      <style:text-properties officeooo:rsid="000d6328"/>
    </style:style>
    <style:style style:name="T17" style:family="text">
      <style:text-properties officeooo:rsid="000e6fa7"/>
    </style:style>
    <style:style style:name="T18" style:family="text">
      <style:text-properties style:font-name="Courier New"/>
    </style:style>
    <style:style style:name="T19" style:family="text">
      <style:text-properties style:font-name="Courier New" officeooo:rsid="000a468b"/>
    </style:style>
    <style:style style:name="T20" style:family="text">
      <style:text-properties style:font-name="Courier New" officeooo:rsid="000c25f9"/>
    </style:style>
    <style:style style:name="T21" style:family="text">
      <style:text-properties officeooo:rsid="00136f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S 4</text:span><text:span text:style-name="T3">23</text:span><text:span text:style-name="T1"> Midterm Examination</text:span><text:span text:style-name="T2"> <text:s text:c="12"/></text:span><text:s text:c="14"/>Name: ____________________________________ </text:p>
      <text:p text:style-name="Standard"/>
      <text:p text:style-name="Standard">1. (20 points) <text:span text:style-name="T4">Explain why the comments in most programming languages are generally discarded by the lexical analyzer, rather than being returned as a token with an integer category like all the other parts of the source code.</text:span></text:p>
      <text:p text:style-name="Standard"/>
      <text:p text:style-name="P3"><text:s/>2. (30 points) (a) Write a <text:span text:style-name="T5">regular expression</text:span> (you may use Flex extended regular expression operators) for <text:span text:style-name="T6">the set of strings described</text:span> by the <text:span text:style-name="T6">context free</text:span> grammar below. You may use <text:span text:style-name="T6">{id} to denote</text:span> usual regular expression for <text:span text:style-name="T4">C/C++ </text:span>variable names for IDENT, <text:span text:style-name="T6">namely [a-zA-Z_][a-zA-Z0-9]*</text:span>. (b) Under what circumstances is it better to use regular expressions, and under what circumstances is it better to use context free grammars?<text:line-break/><text:line-break/><text:span text:style-name="T8">declaration : type_specifier decl_list ';' <text:s/>;<text:line-break/>type_specifier : INT | CHAR | DOUBLE ;<text:line-break/>decl_list : decl | decl ',' decl_list ;<text:line-break/>decl: IDENT | '*' IDENT | IDENT '[' INTCONST ']' ;</text:span></text:p>
      <text:p text:style-name="Standard"/>
      <text:p text:style-name="P4"><text:span text:style-name="T17">3</text:span>. (20 points) <text:span text:style-name="T17">Explain how the Bison value stack is used: (a) during a shift operation, (b) during a reduce operation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7">4</text:span>. (30 points) (a) Describe how and when internal nodes need to be constructed, in order for a Bison-based parser to end up with a tree that holds all leaves/terminal symbols. (b) Under what circumstances might a new non-terminal node construction site be skipped? (c) Under what circumstances might some of the leaves/terminal symbols not be needed later during compilation?<text:line-break/></text:p>
      <text:p text:style-name="P5"><text:span text:style-name="T17">5</text:span>. (40 points) Consider the following grammar for C <text:span text:style-name="T15">struct</text:span> declarations, given in YACC-style syntax. <text:line-break/><text:line-break/><text:span text:style-name="T11">vd</text:span><text:span text:style-name="T8"> : </text:span><text:span text:style-name="T11">cl</text:span><text:span text:style-name="T8"> </text:span><text:span text:style-name="T11">t</text:span><text:span text:style-name="T8"> </text:span><text:span text:style-name="T11">dl</text:span><text:span text:style-name="T8"> </text:span><text:span text:style-name="T8">'</text:span><text:span text:style-name="T8">;</text:span><text:span text:style-name="T8">'</text:span><text:span text:style-name="T8"> </text:span><text:span text:style-name="T10">| </text:span><text:span text:style-name="T11">cl</text:span><text:span text:style-name="T10"> </text:span><text:span text:style-name="T11">t</text:span><text:span text:style-name="T10"> </text:span><text:span text:style-name="T10">'</text:span><text:span text:style-name="T10">;</text:span><text:span text:style-name="T10">'</text:span><text:span text:style-name="T10"> </text:span><text:span text:style-name="T8">;<text:line-break/></text:span><text:span text:style-name="T11">cl</text:span><text:span text:style-name="T8"> : </text:span><text:span text:style-name="T11">STATIC</text:span><text:span text:style-name="T8"> | </text:span><text:span text:style-name="T11">DYNAMIC</text:span><text:span text:style-name="T8"> | /* epsilon */ ;<text:line-break/></text:span><text:span text:style-name="T11">t</text:span><text:span text:style-name="T8"> : </text:span><text:span text:style-name="T11">INT</text:span><text:span text:style-name="T10"> | </text:span><text:span text:style-name="T11">STRUCT</text:span><text:span text:style-name="T10"> </text:span><text:span text:style-name="T10">'</text:span><text:span text:style-name="T10">{</text:span><text:span text:style-name="T10">'</text:span><text:span text:style-name="T10"> </text:span><text:span text:style-name="T11">vl</text:span><text:span text:style-name="T10"> </text:span><text:span text:style-name="T10">'</text:span><text:span text:style-name="T10">}</text:span><text:span text:style-name="T10">'</text:span><text:span text:style-name="T8"> ;<text:line-break/></text:span><text:span text:style-name="T11">dl</text:span><text:span text:style-name="T8"> : </text:span><text:span text:style-name="T11">d</text:span><text:span text:style-name="T8"> | </text:span><text:span text:style-name="T11">d</text:span><text:span text:style-name="T8"> </text:span><text:span text:style-name="T8">'</text:span><text:span text:style-name="T8">,</text:span><text:span text:style-name="T8">'</text:span><text:span text:style-name="T8"> </text:span><text:span text:style-name="T11">dl</text:span><text:span text:style-name="T8"> ;<text:line-break/></text:span><text:span text:style-name="T11">d</text:span><text:span text:style-name="T8"> : </text:span><text:span text:style-name="T11">IDENT</text:span><text:span text:style-name="T8"> | </text:span><text:span text:style-name="T8">'</text:span><text:span text:style-name="T8">*</text:span><text:span text:style-name="T8">'</text:span><text:span text:style-name="T8"> </text:span><text:span text:style-name="T11">d</text:span><text:span text:style-name="T8"> | </text:span><text:span text:style-name="T11">d</text:span><text:span text:style-name="T8"> </text:span><text:span text:style-name="T8">'</text:span><text:span text:style-name="T11">[</text:span><text:span text:style-name="T11">'</text:span><text:span text:style-name="T8"> </text:span><text:span text:style-name="T11">I</text:span><text:span text:style-name="T13">NT</text:span><text:span text:style-name="T11">CON</text:span><text:span text:style-name="T13">ST</text:span><text:span text:style-name="T11"> </text:span><text:span text:style-name="T11">'</text:span><text:span text:style-name="T11">]</text:span><text:span text:style-name="T11">'</text:span><text:span text:style-name="T8"> ;</text:span></text:p>
      <text:p text:style-name="P1"><text:span text:style-name="T11">vl</text:span><text:span text:style-name="T10"> : </text:span><text:span text:style-name="T11">vl</text:span><text:span text:style-name="T10"> </text:span><text:span text:style-name="T11">vd</text:span><text:span text:style-name="T10"> | <text:s/>/* epsilon */</text:span><text:span text:style-name="T12"> ;</text:span><text:line-break/><text:line-break/>a) What are the terminal symbols? b) What are the nonterminal symbols? c) Which nonterminals have recursive productions? d) <text:span text:style-name="T15">Why </text:span><text:span text:style-name="T16">might</text:span><text:span text:style-name="T15"> some recursive grammar rules use epsilon, while others do not?<text:line-break/></text:span><text:span text:style-name="T16">e) Rewrite this grammar so that it recognizes the same declarations but does not use epsilon </text:span><text:span text:style-name="T21">production rules</text:span><text:span text:style-name="T16">, if that is possible. If not, explain why not.</text:span><text:line-break/></text:p>
      <text:p text:style-name="P6"><text:span text:style-name="T17">6</text:span>. (30 points) Write C code that is error free and produces no warnings, which performs the following tasks: a) declare a variable of type pointer to <text:span text:style-name="T8">struct token</text:span>, where <text:span text:style-name="T8">struct token</text:span> has an integer <text:span text:style-name="T8">category</text:span>, a string <text:span text:style-name="T8">lexeme</text:span>, and an integer <text:span text:style-name="T8">lineno</text:span>, b) allocate some memory from the heap large enough to hold a <text:span text:style-name="T8">struct token</text:span> and point your variable at it, and c) initialize your memory to all zero bits. You may assume <text:span text:style-name="T14">that the definition of</text:span> <text:span text:style-name="T8">struct token</text:span> with its field definitions has already been defined earlier in the C file before your code fragment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7">7</text:span>. (20 points) In looking at yydebug output, you <text:span text:style-name="T14">might </text:span>notice that it appeared like the same terminal symbol (for example, a semi-colon) was repeated over and over again in the output, even through sections of parsing where no syntax error occurred. <text:s/>Why might the same terminal symbol appear on the input repeatedly through several iterations of a shift-reduce parser?</text:p>
      <text:p text:style-name="P7"/>
      <text:p text:style-name="P6"><text:span text:style-name="T17">8</text:span>. (30 points) What are semantic attributes? Briefly define and give example<text:span text:style-name="T14">s</text:span> of the major kinds of semantic attributes that might be used in semantic analysis for a language such as C.<text:line-break/><text:line-break/></text:p>
      <text:p text:style-name="P7"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7"><text:line-break/><text:span text:style-name="T17">9</text:span>. (30 points) Symbol tables play a prominent role in semantic analysis. <text:span text:style-name="T7">Compare what kinds of scopes are present in the ANSI C language, with that of our subset language c113c. <text:s/>Suppose you had to support the notion of “struct label scoping” in c113c such that the names that appear after the reserved word </text:span><text:span text:style-name="T9">struct</text:span><text:span text:style-name="T7"> occupy a name space independent of the name space of declared/defined symbols, such that it would be possible to have a </text:span><text:span text:style-name="T9">struct foo</text:span><text:span text:style-name="T7"> declared at the same level as a variable named </text:span><text:span text:style-name="T9">foo</text:span><text:span text:style-name="T7">. What might you have to do in your compiler’s symbol tables so that the names of these struct labels did not conflict with variable names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linton Jeffery</meta:initial-creator>
    <meta:creation-date>2017-10-10T10:30:28.09</meta:creation-date>
    <dc:date>2021-03-11T14:44:33.993000000</dc:date>
    <meta:editing-duration>PT1H34M10S</meta:editing-duration>
    <meta:editing-cycles>21</meta:editing-cycles>
    <meta:generator>LibreOffice/7.0.2.2$Windows_X86_64 LibreOffice_project/8349ace3c3162073abd90d81fd06dcfb6b36b994</meta:generator>
    <meta:document-statistic meta:table-count="0" meta:image-count="0" meta:object-count="0" meta:page-count="6" meta:paragraph-count="11" meta:word-count="661" meta:character-count="3850" meta:non-whitespace-character-count="3125"/>
  </office:meta>
</office:document-meta>
</file>